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5cm"/>
    </style:style>
    <style:style style:name="gr8" style:family="graphic" style:parent-style-name="standard">
      <style:graphic-properties draw:stroke="solid" draw:stroke-dash="Fine_20_Dashed" svg:stroke-color="#008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Fine_20_Dashed" svg:stroke-color="#000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80" fo:font-weight="bold"/>
    </style:style>
    <style:style style:name="P5" style:family="paragraph">
      <style:paragraph-properties fo:margin-left="0cm" fo:margin-right="0cm" fo:text-indent="0cm"/>
      <style:text-properties fo:color="#008000"/>
    </style:style>
    <style:style style:name="P6" style:family="paragraph">
      <style:text-properties fo:color="#008000"/>
    </style:style>
    <style:style style:name="T1" style:family="text">
      <style:text-properties fo:color="#000080" fo:font-weight="bold"/>
    </style:style>
    <style:style style:name="T2" style:family="text">
      <style:text-properties fo:color="#008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layer="layout" svg:width="2.54cm" svg:height="1.27cm" svg:x="11.795cm" svg:y="5.445cm">
          <text:p text:style-name="P1">master</text:p>
        </draw:ellipse>
        <draw:ellipse draw:style-name="gr1" draw:text-style-name="P2" draw:layer="layout" svg:width="2.54cm" svg:height="6.35cm" svg:x="18.78cm" svg:y="11.795cm">
          <text:p text:style-name="P1">viewer</text:p>
        </draw:ellipse>
        <draw:ellipse draw:style-name="gr1" draw:text-style-name="P2" draw:layer="layout" svg:width="6.35cm" svg:height="6.985cm" svg:x="0.365cm" svg:y="11.795cm">
          <text:p text:style-name="P1">hokuyo</text:p>
          <text:p text:style-name="P1">XML/RPC: foo:1234</text:p>
          <text:p text:style-name="P1">TCP data: foo:2345</text:p>
        </draw:ellipse>
        <draw:line draw:style-name="gr2" draw:text-style-name="P2" draw:layer="layout" svg:x1="6.715cm" svg:y1="12.43cm" svg:x2="12.43cm" svg:y2="6.715cm">
          <text:p text:style-name="P3"/>
        </draw:line>
        <draw:frame draw:style-name="gr3" draw:text-style-name="P3" draw:layer="layout" svg:width="7.898cm" svg:height="0.984cm" draw:transform="rotate (0.7853981633973) translate (6.08cm 11.665cm)">
          <draw:text-box>
            <text:p text:style-name="P3">advertise(“scan”,foo:1234)</text:p>
          </draw:text-box>
        </draw:frame>
        <draw:line draw:style-name="gr4" draw:text-style-name="P2" draw:layer="layout" svg:x1="20.05cm" svg:y1="11.795cm" svg:x2="14.335cm" svg:y2="6.08cm">
          <text:p text:style-name="P3"/>
        </draw:line>
        <draw:frame draw:style-name="gr5" draw:text-style-name="P3" draw:layer="layout" svg:width="5.396cm" svg:height="0.984cm" draw:transform="rotate (-0.785398163398487) translate (15.666cm 6.08cm)">
          <draw:text-box>
            <text:p text:style-name="P3">subscribe(“scan”)</text:p>
          </draw:text-box>
        </draw:frame>
        <draw:line draw:style-name="gr4" draw:text-style-name="P2" draw:layer="layout" svg:x1="14.335cm" svg:y1="6.715cm" svg:x2="19.415cm" svg:y2="11.795cm">
          <text:p text:style-name="P3"/>
        </draw:line>
        <draw:frame draw:style-name="gr5" draw:text-style-name="P3" draw:layer="layout" svg:width="3.389cm" svg:height="0.984cm" draw:transform="rotate (-0.785398163398487) translate (15.031cm 7.35cm)">
          <draw:text-box>
            <text:p text:style-name="P3">{foo:1234}</text:p>
          </draw:text-box>
        </draw:frame>
        <draw:frame draw:style-name="gr3" draw:text-style-name="P4" draw:id="id1" draw:layer="layout" svg:width="3.36cm" svg:height="0.984cm" svg:x="11.16cm" svg:y="9.255cm">
          <draw:text-box>
            <text:p text:style-name="P4"><text:span text:style-name="T1">XML/RPC</text:span></text:p>
          </draw:text-box>
        </draw:frame>
        <draw:connector draw:style-name="gr2" draw:text-style-name="P2" draw:layer="layout" draw:type="curve" svg:x1="11.16cm" svg:y1="9.747cm" svg:x2="10.228cm" svg:y2="9.283cm" draw:start-shape="id1" draw:start-glue-point="3">
          <text:p text:style-name="P3"/>
        </draw:connector>
        <draw:line draw:style-name="gr4" draw:text-style-name="P2" draw:layer="layout" svg:x1="18.827cm" svg:y1="13.143cm" svg:x2="6.762cm" svg:y2="13.143cm">
          <text:p text:style-name="P3"/>
        </draw:line>
        <draw:frame draw:style-name="gr5" draw:layer="layout" svg:width="6.53cm" svg:height="0.984cm" svg:x="9.89cm" svg:y="12.43cm">
          <draw:text-box>
            <text:p text:style-name="P3">connect(“scan”, TCP)</text:p>
          </draw:text-box>
        </draw:frame>
        <draw:connector draw:style-name="gr2" draw:text-style-name="P2" draw:layer="layout" draw:type="curve" svg:x1="12.84cm" svg:y1="10.239cm" svg:x2="12.642cm" svg:y2="12.115cm" draw:start-shape="id1" draw:start-glue-point="2">
          <text:p text:style-name="P3"/>
        </draw:connector>
        <draw:connector draw:style-name="gr2" draw:text-style-name="P2" draw:layer="layout" draw:type="curve" svg:x1="14.52cm" svg:y1="9.747cm" svg:x2="15.149cm" svg:y2="9.283cm" draw:start-shape="id1" draw:start-glue-point="1">
          <text:p text:style-name="P3"/>
        </draw:connector>
        <draw:line draw:style-name="gr4" draw:text-style-name="P2" draw:layer="layout" svg:x1="6.715cm" svg:y1="13.7cm" svg:x2="18.78cm" svg:y2="13.7cm">
          <text:p text:style-name="P3"/>
        </draw:line>
        <draw:frame draw:style-name="gr5" draw:layer="layout" svg:width="6.518cm" svg:height="0.984cm" svg:x="9.89cm" svg:y="13.7cm">
          <draw:text-box>
            <text:p text:style-name="P3">TCP server: foo:2345</text:p>
          </draw:text-box>
        </draw:frame>
        <draw:line draw:style-name="gr6" draw:text-style-name="P2" draw:layer="layout" svg:x1="18.78cm" svg:y1="16.24cm" svg:x2="6.715cm" svg:y2="16.24cm">
          <text:p text:style-name="P3"/>
        </draw:line>
        <draw:frame draw:style-name="gr7" draw:text-style-name="P3" draw:layer="layout" svg:width="5.715cm" svg:height="0.984cm" svg:x="9.89cm" svg:y="15.256cm">
          <draw:text-box>
            <text:p text:style-name="P3">connect(foo:2345)</text:p>
          </draw:text-box>
        </draw:frame>
        <draw:line draw:style-name="gr8" draw:text-style-name="P2" draw:layer="layout" svg:x1="6.715cm" svg:y1="16.875cm" svg:x2="18.78cm" svg:y2="16.875cm">
          <text:p text:style-name="P3"/>
        </draw:line>
        <draw:frame draw:style-name="gr9" draw:layer="layout" svg:width="8.003cm" svg:height="0.984cm" svg:x="8.872cm" svg:y="16.875cm">
          <draw:text-box>
            <text:p text:style-name="P3">LaserScan data messages</text:p>
          </draw:text-box>
        </draw:frame>
        <draw:frame draw:style-name="gr9" draw:text-style-name="P6" draw:id="id2" draw:layer="layout" svg:width="1.772cm" svg:height="0.984cm" svg:x="11.928cm" svg:y="19.701cm">
          <draw:text-box>
            <text:p text:style-name="P5"><text:span text:style-name="T2">TCP</text:span></text:p>
          </draw:text-box>
        </draw:frame>
        <draw:connector draw:style-name="gr10" draw:text-style-name="P2" draw:layer="layout" draw:type="curve" svg:x1="12.814cm" svg:y1="19.701cm" svg:x2="12.781cm" svg:y2="18.196cm" draw:start-shape="id2" draw:start-glue-point="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6-04T17:16:08</meta:creation-date>
    <dc:date>2008-06-04T17:43:02</dc:date>
    <dc:language>en-US</dc:language>
    <meta:editing-cycles>3</meta:editing-cycles>
    <meta:editing-duration>PT11M33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